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B" style:family="table-column">
      <style:table-column-properties style:column-width="3.4625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2" style:list-style-name="">
      <style:paragraph-properties fo:break-before="pag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5">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
      <text:p text:style-name="P4"/>
      <text:p text:style-name="P6"/>
      <text:h text:style-name="Heading_20_1" text:outline-level="1"><text:bookmark-start text:name="__RefHeading__632_249102736"/>The P.O.W.E.R. Project<text:bookmark-end text:name="__RefHeading__632_24910273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p text:style-name="Text_20_body">This document outlines the web-based user interface for the project. The interface must be easy to learn, efficient, and shouldn't be so ugly it makes your eyes bleed. </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1"><text:a xlink:type="simple" xlink:href="#__RefHeading__632_249102736" text:style-name="Index_20_Link" text:visited-style-name="Index_20_Link">The P.O.W.E.R. Project<text:tab/>3</text:a></text:p>
          <text:p text:style-name="P41"><text:a xlink:type="simple" xlink:href="#__RefHeading__741_249102736" text:style-name="Index_20_Link" text:visited-style-name="Index_20_Link">Task Breakdowns<text:tab/>3</text:a></text:p>
          <text:p text:style-name="P40"><text:a xlink:type="simple" xlink:href="#__RefHeading__1273_2086110546" text:style-name="Index_20_Link" text:visited-style-name="Index_20_Link">Logging In<text:tab/>5</text:a></text:p>
          <text:p text:style-name="P40"><text:a xlink:type="simple" xlink:href="#__RefHeading__1275_2086110546" text:style-name="Index_20_Link" text:visited-style-name="Index_20_Link">Logging Out<text:tab/>6</text:a></text:p>
          <text:p text:style-name="P40"><text:a xlink:type="simple" xlink:href="#__RefHeading__639_249102736" text:style-name="Index_20_Link" text:visited-style-name="Index_20_Link">View Monthly Power Consumption<text:tab/>7</text:a></text:p>
          <text:p text:style-name="P40"><text:a xlink:type="simple" xlink:href="#__RefHeading__658_249102736" text:style-name="Index_20_Link" text:visited-style-name="Index_20_Link">View Largest Power Consumer<text:tab/>8</text:a></text:p>
          <text:p text:style-name="P40"><text:a xlink:type="simple" xlink:href="#__RefHeading__669_249102736" text:style-name="Index_20_Link" text:visited-style-name="Index_20_Link">View Power Consumption Over Time<text:tab/>9</text:a></text:p>
          <text:p text:style-name="P40"><text:a xlink:type="simple" xlink:href="#__RefHeading__679_249102736" text:style-name="Index_20_Link" text:visited-style-name="Index_20_Link">Adjust Power Cost<text:tab/>10</text:a></text:p>
          <text:p text:style-name="P40"><text:a xlink:type="simple" xlink:href="#__RefHeading__694_249102736" text:style-name="Index_20_Link" text:visited-style-name="Index_20_Link">Add User<text:tab/>11</text:a></text:p>
          <text:p text:style-name="P40"><text:a xlink:type="simple" xlink:href="#__RefHeading__704_249102736" text:style-name="Index_20_Link" text:visited-style-name="Index_20_Link">Delete User<text:tab/>12</text:a></text:p>
          <text:p text:style-name="P40"><text:a xlink:type="simple" xlink:href="#__RefHeading__714_249102736" text:style-name="Index_20_Link" text:visited-style-name="Index_20_Link">Rename Device<text:tab/>13</text:a></text:p>
          <text:p text:style-name="P40"><text:a xlink:type="simple" xlink:href="#__RefHeading__729_249102736" text:style-name="Index_20_Link" text:visited-style-name="Index_20_Link">Add Device<text:tab/>14</text:a></text:p>
          <text:p text:style-name="P40"><text:a xlink:type="simple" xlink:href="#__RefHeading__731_249102736" text:style-name="Index_20_Link" text:visited-style-name="Index_20_Link">Disable Device<text:tab/>15</text:a></text:p>
          <text:p text:style-name="P40"><text:a xlink:type="simple" xlink:href="#__RefHeading__1281_2086110546" text:style-name="Index_20_Link" text:visited-style-name="Index_20_Link">Re-enable Device<text:tab/>16</text:a></text:p>
          <text:p text:style-name="P40"><text:a xlink:type="simple" xlink:href="#__RefHeading__1285_2086110546" text:style-name="Index_20_Link" text:visited-style-name="Index_20_Link">Adding a Satellite<text:tab/>17</text:a></text:p>
          <text:p text:style-name="P40"><text:a xlink:type="simple" xlink:href="#__RefHeading__1291_2086110546" text:style-name="Index_20_Link" text:visited-style-name="Index_20_Link">Removing a Satellite<text:tab/>18</text:a></text:p>
          <text:p text:style-name="P40"><text:a xlink:type="simple" xlink:href="#__RefHeading__1297_2086110546" text:style-name="Index_20_Link" text:visited-style-name="Index_20_Link">Remap Device<text:tab/>19</text:a></text:p>
          <text:p text:style-name="P41"><text:a xlink:type="simple" xlink:href="#__RefHeading__743_249102736" text:style-name="Index_20_Link" text:visited-style-name="Index_20_Link">Dialog Design<text:tab/>20</text:a></text:p>
          <text:p text:style-name="P41"><text:a xlink:type="simple" xlink:href="#__RefHeading__745_249102736" text:style-name="Index_20_Link" text:visited-style-name="Index_20_Link">Look and Feel<text:tab/>21</text:a></text:p>
          <text:p text:style-name="P40"><text:a xlink:type="simple" xlink:href="#__RefHeading__1309_2086110546" text:style-name="Index_20_Link" text:visited-style-name="Index_20_Link">Suggested colors<text:tab/>21</text:a></text:p>
          <text:p text:style-name="P40"><text:a xlink:type="simple" xlink:href="#__RefHeading__1311_2086110546" text:style-name="Index_20_Link" text:visited-style-name="Index_20_Link">Suggested Design<text:tab/>21</text:a></text:p>
          <text:p text:style-name="P40"><text:a xlink:type="simple" xlink:href="#__RefHeading__1313_2086110546" text:style-name="Index_20_Link" text:visited-style-name="Index_20_Link">Widget Look and Feel<text:tab/>21</text:a></text:p>
          <text:p text:style-name="P41"><text:a xlink:type="simple" xlink:href="#__RefHeading__747_249102736" text:style-name="Index_20_Link" text:visited-style-name="Index_20_Link">Affordances<text:tab/>22</text:a></text:p>
          <text:p text:style-name="P40"><text:a xlink:type="simple" xlink:href="#__RefHeading__1651_94761378" text:style-name="Index_20_Link" text:visited-style-name="Index_20_Link">Active Elements<text:tab/>22</text:a></text:p>
          <text:p text:style-name="P40"><text:a xlink:type="simple" xlink:href="#__RefHeading__1653_94761378" text:style-name="Index_20_Link" text:visited-style-name="Index_20_Link">Identifying Drop-down Menus<text:tab/>22</text:a></text:p>
          <text:p text:style-name="P40"><text:a xlink:type="simple" xlink:href="#__RefHeading__1655_94761378" text:style-name="Index_20_Link" text:visited-style-name="Index_20_Link">Naming Devices<text:tab/>22</text:a></text:p>
          <text:p text:style-name="P40"><text:a xlink:type="simple" xlink:href="#__RefHeading__1657_94761378" text:style-name="Index_20_Link" text:visited-style-name="Index_20_Link">Assisting the user in first-time setup of the satellites<text:tab/>22</text:a></text:p>
        </text:index-body>
      </text:table-of-content>
      <text:p text:style-name="Text_20_body"/>
      <text:h text:style-name="Heading_20_1" text:outline-level="1"><text:bookmark-start text:name="__RefHeading__741_249102736"/>Task Breakdown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55372641" text:style-name="L1">
        <text:list-item>
          <text:p text:style-name="P9"><text:soft-page-break/>Users</text:p>
        </text:list-item>
        <text:list-item>
          <text:p text:style-name="P9">The display</text:p>
        </text:list-item>
        <text:list-item>
          <text:p text:style-name="P9">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43"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177897579" text:style-name="L2">
        <text:list-item>
          <text:p text:style-name="P10">User</text:p>
        </text:list-item>
        <text:list-item>
          <text:p text:style-name="P10">System </text:p>
        </text:list-item>
      </text:list>
      <text:h text:style-name="Heading_20_3" text:outline-level="3"><text:bookmark-start text:name="__RefHeading__652_2491027361"/>Assumptions<text:bookmark-end text:name="__RefHeading__652_2491027361"/></text:h>
      <text:p text:style-name="Text_20_body">The user has a valid logi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43"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2162411428" text:continue-numbering="true" text:style-name="L2">
        <text:list-item>
          <text:p text:style-name="P10">User</text:p>
        </text:list-item>
        <text:list-item>
          <text:p text:style-name="P10">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system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43"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1509772749" text:continue-numbering="true" text:style-name="L2">
        <text:list-item>
          <text:p text:style-name="P10">User</text:p>
        </text:list-item>
        <text:list-item>
          <text:p text:style-name="P10">System </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1731353659" text:style-name="L3">
        <text:list-item>
          <text:p text:style-name="P11">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445990656" text:style-name="L4">
        <text:list-item>
          <text:p text:style-name="P12">The name of the month</text:p>
        </text:list-item>
        <text:list-item>
          <text:p text:style-name="P12">The total power consumed by the entire system for that month </text:p>
        </text:list-item>
        <text:list-item>
          <text:p text:style-name="P12">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43"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1521638877" text:style-name="L5">
        <text:list-item>
          <text:p text:style-name="P13">User</text:p>
        </text:list-item>
        <text:list-item>
          <text:p text:style-name="P13">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1935425780" text:style-name="L6">
        <text:list-item>
          <text:p text:style-name="P14">One of which is "Device Power Consumption" </text:p>
        </text:list-item>
      </text:list>
      <text:p text:style-name="Text_20_body">The user selects "Device Power Consumption"</text:p>
      <text:p text:style-name="Text_20_body">The display shows the user a table containing:</text:p>
      <text:list xml:id="list1262929109" text:style-name="L7">
        <text:list-item>
          <text:p text:style-name="P15">The name of each device</text:p>
        </text:list-item>
        <text:list-item>
          <text:p text:style-name="P15">The power consumed by each device</text:p>
        </text:list-item>
        <text:list-item>
          <text:p text:style-name="P15">The device's power consumption per hour</text:p>
        </text:list-item>
        <text:list-item>
          <text:p text:style-name="P15">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43"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379659905" text:style-name="L8">
        <text:list-item>
          <text:p text:style-name="P16">User</text:p>
        </text:list-item>
        <text:list-item>
          <text:p text:style-name="P16">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2088190118" text:style-name="L9">
        <text:list-item>
          <text:p text:style-name="P17">One of which is "View Power Use over Time" </text:p>
        </text:list-item>
      </text:list>
      <text:p text:style-name="Text_20_body">The display shows a page that prompts the user to select:</text:p>
      <text:list xml:id="list148524981" text:style-name="L10">
        <text:list-item>
          <text:p text:style-name="P18">What devices or device groups they want to compare</text:p>
          <text:list>
            <text:list-item>
              <text:p text:style-name="P18">Defaults the group "All devices" </text:p>
            </text:list-item>
          </text:list>
        </text:list-item>
        <text:list-item>
          <text:p text:style-name="P18">What time period they would like to compare them over</text:p>
          <text:list>
            <text:list-item>
              <text:p text:style-name="P18">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43"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1666378839" text:style-name="L11">
        <text:list-item>
          <text:p text:style-name="P19">User</text:p>
        </text:list-item>
        <text:list-item>
          <text:p text:style-name="P19">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119449445" text:style-name="L12">
        <text:list-item>
          <text:p text:style-name="P20">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system display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43"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171303246" text:style-name="L13">
        <text:list-item>
          <text:p text:style-name="P21">User</text:p>
        </text:list-item>
        <text:list-item>
          <text:p text:style-name="P21">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088305297" text:style-name="L14">
        <text:list-item>
          <text:p text:style-name="P22">This includes a button to add a user </text:p>
        </text:list-item>
      </text:list>
      <text:p text:style-name="Text_20_body">The user clicks "Add user"</text:p>
      <text:p text:style-name="Text_20_body">The display presents the user with a page that contains the necessary fields to create a new user:</text:p>
      <text:list xml:id="list1561663051" text:style-name="L15">
        <text:list-item>
          <text:p text:style-name="P23">First name</text:p>
        </text:list-item>
        <text:list-item>
          <text:p text:style-name="P23">Last name</text:p>
        </text:list-item>
        <text:list-item>
          <text:p text:style-name="P23">Username</text:p>
        </text:list-item>
        <text:list-item>
          <text:p text:style-name="P23">Password</text:p>
        </text:list-item>
        <text:list-item>
          <text:p text:style-name="P23">A checkbox requiring the user to change their password at login</text:p>
        </text:list-item>
        <text:list-item>
          <text:p text:style-name="P23">A multi-select to put them into group</text:p>
        </text:list-item>
        <text:list-item>
          <text:p text:style-name="P23">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43"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1031080431" text:style-name="L16">
        <text:list-item>
          <text:p text:style-name="P24">User</text:p>
        </text:list-item>
        <text:list-item>
          <text:p text:style-name="P24">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756092294" text:style-name="L17">
        <text:list-item>
          <text:p text:style-name="P25">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43" text:outline-level="2"><text:bookmark-start text:name="__RefHeading__714_249102736"/>Rename Device<text:bookmark-end text:name="__RefHeading__714_24910273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171211371" text:style-name="L18">
        <text:list-item>
          <text:p text:style-name="P26">User</text:p>
        </text:list-item>
        <text:list-item>
          <text:p text:style-name="P26">Display</text:p>
        </text:list-item>
        <text:list-item>
          <text:p text:style-name="P26">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629736237" text:style-name="L19">
        <text:list-item>
          <text:p text:style-name="P27">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h text:style-name="Heading_20_3" text:outline-level="3"><text:bookmark-start text:name="__RefHeading__722_249102736"/>Expected outcome<text:bookmark-end text:name="__RefHeading__722_249102736"/></text:h>
      <text:p text:style-name="Text_20_body">The device is now know by a new name.</text:p>
      <text:h text:style-name="P43"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1159170122" text:continue-list="list171211371" text:style-name="L18">
        <text:list-item>
          <text:p text:style-name="P26">User</text:p>
        </text:list-item>
        <text:list-item>
          <text:p text:style-name="P26">Display</text:p>
        </text:list-item>
        <text:list-item>
          <text:p text:style-name="P26">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099456937" text:style-name="L20">
        <text:list-item>
          <text:p text:style-name="P28">This includes a “Add device” button</text:p>
        </text:list-item>
      </text:list>
      <text:p text:style-name="Text_20_body">The user clicks the “Add device” button</text:p>
      <text:p text:style-name="Text_20_body">The system prompts the user for information about the device, including:</text:p>
      <text:list xml:id="list462190518" text:style-name="L21">
        <text:list-item>
          <text:p text:style-name="P29">Name</text:p>
          <text:list>
            <text:list-item>
              <text:p text:style-name="P29">Optional: room, location in room, owner. These will be used to guide the user in coming up with a unique name</text:p>
            </text:list-item>
          </text:list>
        </text:list-item>
        <text:list-item>
          <text:p text:style-name="P29">What satellite it is plugged into</text:p>
          <text:list>
            <text:list-item>
              <text:p text:style-name="P29">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43"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2126330150" text:style-name="L22">
        <text:list-item>
          <text:p text:style-name="P30">User</text:p>
        </text:list-item>
        <text:list-item>
          <text:p text:style-name="P30">Display</text:p>
        </text:list-item>
        <text:list-item>
          <text:p text:style-name="P30">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958502073" text:style-name="L23">
        <text:list-item>
          <text:p text:style-name="P31">This includes a drop down with an action to disable a device</text:p>
        </text:list-item>
        <text:list-item>
          <text:p text:style-name="P31">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43"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1554802275" text:continue-list="list2126330150" text:style-name="L22">
        <text:list-item>
          <text:p text:style-name="P30">User</text:p>
        </text:list-item>
        <text:list-item>
          <text:p text:style-name="P30">Display</text:p>
        </text:list-item>
        <text:list-item>
          <text:p text:style-name="P30">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664503766" text:style-name="L24">
        <text:list-item>
          <text:p text:style-name="P32">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1992720094" text:continue-list="list1958502073" text:style-name="L23">
        <text:list-item>
          <text:p text:style-name="P31">This includes a drop down with an action to re-enable a device</text:p>
        </text:list-item>
      </text:list>
      <text:list xml:id="list183276729" text:continue-list="list1664503766" text:style-name="L24">
        <text:list-item>
          <text:p text:style-name="P32">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start text:name="__RefHeading__739_2491027362"/>Expected Outcome<text:bookmark-end text:name="__RefHeading__739_2491027362"/></text:h>
      <text:p text:style-name="Text_20_body">A disabled device was re-enabled and will appear in all menus.</text:p>
      <text:h text:style-name="P44"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1685198094" text:continue-list="list1159170122" text:style-name="L18">
        <text:list-item>
          <text:p text:style-name="P26">User</text:p>
        </text:list-item>
        <text:list-item>
          <text:p text:style-name="P26">Display</text:p>
        </text:list-item>
        <text:list-item>
          <text:p text:style-name="P26">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706584799" text:style-name="L25">
        <text:list-item>
          <text:p text:style-name="P33">This includes a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Expected outcome<text:bookmark-end text:name="__RefHeading__722_24910273611"/></text:h>
      <text:p text:style-name="Text_20_body">A new satellite was added to the display.</text:p>
      <text:h text:style-name="P44" text:outline-level="2"><text:bookmark-start text:name="__RefHeading__1291_2086110546"/>Removing a Satellite<text:bookmark-end text:name="__RefHeading__1291_2086110546"/></text:h>
      <text:p text:style-name="Text_20_body">This use case documents the procedure that a user would use to remove a satellite with the display.</text:p>
      <text:h text:style-name="Heading_20_3" text:outline-level="3"><text:bookmark-start text:name="__RefHeading__1293_2086110546"/>Actors<text:bookmark-end text:name="__RefHeading__1293_2086110546"/></text:h>
      <text:list xml:id="list1376845722" text:continue-list="list1685198094" text:style-name="L18">
        <text:list-item>
          <text:p text:style-name="P26">User</text:p>
        </text:list-item>
        <text:list-item>
          <text:p text:style-name="P26">Display</text:p>
        </text:list-item>
        <text:list-item>
          <text:p text:style-name="P26">Satellite </text:p>
        </text:list-item>
      </text:list>
      <text:h text:style-name="Heading_20_3" text:outline-level="3"><text:bookmark-start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start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52258155" text:style-name="L26">
        <text:list-item>
          <text:p text:style-name="P34">This includes a drop down with an action to remove satellites</text:p>
        </text:list-item>
        <text:list-item>
          <text:p text:style-name="P34">This includes a table listing all the satellites, with checkboxes next to each row</text:p>
        </text:list-item>
      </text:list>
      <text:p text:style-name="Text_20_body">The user clicks on the appropriate check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start text:name="__RefHeading__722_249102736111"/>Expected outcome<text:bookmark-end text:name="__RefHeading__722_249102736111"/></text:h>
      <text:p text:style-name="Text_20_body">The specified satellites have been removed from the display. No historical data should have been lossed due to this procedure.</text:p>
      <text:h text:style-name="P43" text:outline-level="2"><text:bookmark-start text:name="__RefHeading__1297_2086110546"/>Remap Device<text:bookmark-end text:name="__RefHeading__1297_2086110546"/></text:h>
      <text:p text:style-name="Text_20_body">This use case documents the procedure that a user would use to associate a device with a satellite.</text:p>
      <text:h text:style-name="Heading_20_3" text:outline-level="3"><text:bookmark-start text:name="__RefHeading__1293_20861105461"/>Actors<text:bookmark-end text:name="__RefHeading__1293_20861105461"/></text:h>
      <text:list xml:id="list469545529" text:continue-list="list1376845722" text:style-name="L18">
        <text:list-item>
          <text:p text:style-name="P26">User</text:p>
        </text:list-item>
        <text:list-item>
          <text:p text:style-name="P26">Display</text:p>
        </text:list-item>
        <text:list-item>
          <text:p text:style-name="P26">Satellite </text:p>
        </text:list-item>
      </text:list>
      <text:h text:style-name="Heading_20_3" text:outline-level="3"><text:bookmark-start text:name="__RefHeading__718_2491027361111"/>Assumptions<text:bookmark-end text:name="__RefHeading__718_2491027361111"/></text:h>
      <text:p text:style-name="Text_20_body">The user is logged in and on the home page</text:p>
      <text:p text:style-name="Text_20_body">The user has permission to modify satellites and modify devices</text:p>
      <text:p text:style-name="Text_20_body">The device has been created</text:p>
      <text:p text:style-name="Text_20_body">The satellite has been associated with the display</text:p>
      <text:h text:style-name="Heading_20_3" text:outline-level="3"><text:bookmark-start text:name="__RefHeading__720_2491027361111"/>Procedure<text:bookmark-end text:name="__RefHeading__720_249102736111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 Device management" link</text:p>
      <text:p text:style-name="Text_20_body">The display shows the user the " Device management" page</text:p>
      <text:list xml:id="list1629209789" text:style-name="L27">
        <text:list-item>
          <text:p text:style-name="P35">This includes a table listing all the satellites</text:p>
        </text:list-item>
      </text:list>
      <text:p text:style-name="Text_20_body">The user clicks on the row of the device they wish to associate with a satellite</text:p>
      <text:p text:style-name="Text_20_body">The display shows the user a page that contains information about the selected device</text:p>
      <text:list xml:id="list1465176096" text:style-name="L28">
        <text:list-item>
          <text:p text:style-name="P36">Including a drop down that allows the user to select the associated satellite</text:p>
        </text:list-item>
      </text:list>
      <text:p text:style-name="P8">The user selects the satellite the device is plugged into from the drop down</text:p>
      <text:p text:style-name="P8">The user clicks a “OK” or “Submit” button</text:p>
      <text:p text:style-name="P8">The display informs the user that device has been updated</text:p>
      <text:p text:style-name="Text_20_body">The display shows the user the "Satellite management" page</text:p>
      <text:h text:style-name="Heading_20_3" text:outline-level="3"><text:bookmark-start text:name="__RefHeading__722_2491027361111"/>Expected outcome<text:bookmark-end text:name="__RefHeading__722_2491027361111"/></text:h>
      <text:p text:style-name="Text_20_body">The device has been associated with a new satellite, and all data from that satellite will be attributed to the specified device.</text:p>
      <text:h text:style-name="P42" text:outline-level="1"><text:bookmark-start text:name="__RefHeading__743_249102736"/>Dialog Design<text:bookmark-end text:name="__RefHeading__743_249102736"/></text:h>
      <text:p text:style-name="Text_20_body"/>
      <text:h text:style-name="P42" text:outline-level="1"><text:bookmark-start text:name="__RefHeading__745_249102736"/>Look and Feel<text:bookmark-end text:name="__RefHeading__745_249102736"/></text:h>
      <text:p text:style-name="Text_20_body">First and foremost, this interface must be easy to learn. Users will not be going through any training, and it must be very easy and obvious for them to locate the functionality they desire. It also must be efficient to use, as they will be configuring dozens of satellites (at least initially).</text:p>
      <text:p text:style-name="Text_20_body">Given those two requirements, the appearance of the display is of little importance. The key is that it should not hurt their eyes. This can be accomplished by using complimenting colors.</text:p>
      <text:h text:style-name="Heading_20_2" text:outline-level="2"><text:bookmark-start text:name="__RefHeading__1309_2086110546"/>Suggested colors<text:bookmark-end text:name="__RefHeading__1309_2086110546"/></text:h>
      <text:p text:style-name="Text_20_body">This device is targeted at green thinking users, people who want to cut down on energy costs and help the environment. Therefore, it makes sense to have an environment themed interface. Shades of green, or maybe blue, would work well.</text:p>
      <text:h text:style-name="Heading_20_2" text:outline-level="2"><text:bookmark-start text:name="__RefHeading__1311_2086110546"/>Suggested Design<text:bookmark-end text:name="__RefHeading__1311_2086110546"/></text:h>
      <text:p text:style-name="Text_20_body">This display is more of a web application than a simple web page. Almost any action the user can perform will have an immediate impact on the server. To keep the learning curve low and avoid mistakes, the interface should follow a common layout.</text:p>
      <text:p text:style-name="Text_20_body">A navigation bar at the top, with links to parts of the site that allow the user to perform actions, would be a very understandable interface. The main window should be below that, with instruction regarding the current page. Having the navigation bar display drop down menus would also not be too unusual, and would allow the user to navigate efficiently. Hot keys won't be of much use here because the users will not be doing things thousands of times, only a few dozen times.</text:p>
      <text:h text:style-name="Heading_20_2" text:outline-level="2"><text:bookmark-start text:name="__RefHeading__1313_2086110546"/>Widget Look and Feel<text:bookmark-end text:name="__RefHeading__1313_2086110546"/></text:h>
      <text:p text:style-name="Text_20_body">A good portion of the web interface will reuse various “widgets”. A non-exhaustive list of these would be:</text:p>
      <text:list xml:id="list600525184" text:style-name="L29">
        <text:list-item>
          <text:p text:style-name="P37">Grids with embedded form elements</text:p>
          <text:list>
            <text:list-item>
              <text:p text:style-name="P37">These should be sortable by the columns containing data</text:p>
            </text:list-item>
            <text:list-item>
              <text:p text:style-name="P37">There should be a way to apply actions to multiple rows at one time</text:p>
            </text:list-item>
          </text:list>
        </text:list-item>
        <text:list-item>
          <text:p text:style-name="P37">Real-time graphs and charts</text:p>
          <text:list>
            <text:list-item>
              <text:p text:style-name="P37">These charts should have smooth lines and appear to “flow” instead of “jumping” (ie, Windows Task Manager)</text:p>
            </text:list-item>
          </text:list>
        </text:list-item>
        <text:list-item>
          <text:p text:style-name="P37">Pop-up dialogs with embedded form elements</text:p>
          <text:list>
            <text:list-item>
              <text:p text:style-name="P37">These should submit data to the display asynchronously</text:p>
            </text:list-item>
          </text:list>
        </text:list-item>
      </text:list>
      <text:p text:style-name="Text_20_body">All these widgets should be responsive and quick to load. They should not cause infinite loops or appear to behave “buggily”. </text:p>
      <text:h text:style-name="P42" text:outline-level="1"><text:bookmark-start text:name="__RefHeading__747_249102736"/>Affordances<text:bookmark-end text:name="__RefHeading__747_249102736"/></text:h>
      <text:h text:style-name="Heading_20_2" text:outline-level="2"><text:bookmark-start text:name="__RefHeading__1651_94761378"/>Active Elements<text:bookmark-end text:name="__RefHeading__1651_94761378"/></text:h>
      <text:p text:style-name="Text_20_body">To assist the user in figuring out which fields on the display perform actions when they are “clicked”, they should highlight. This highlight should be discrete, and barely noticeable if you're not looking, but it should be enough to make the mind realize that it changes when the mouse hovers it. Some non-obvious things that would be active would include:</text:p>
      <text:list xml:id="list1267426464" text:style-name="L30">
        <text:list-item>
          <text:p text:style-name="P38">Sortable columns in the grids</text:p>
        </text:list-item>
        <text:list-item>
          <text:p text:style-name="P38">Buttons that open a drop-down menu</text:p>
        </text:list-item>
      </text:list>
      <text:h text:style-name="Heading_20_2" text:outline-level="2"><text:bookmark-start text:name="__RefHeading__1653_94761378"/>Identifying Drop-down Menus<text:bookmark-end text:name="__RefHeading__1653_94761378"/></text:h>
      <text:p text:style-name="Text_20_body">To assist the user in finding items which have “options”, all drop-down menus should have a small arrow in the bottom-right corner. When clicked, this arrow highlights, and the menu is displayed.</text:p>
      <text:h text:style-name="Heading_20_2" text:outline-level="2"><text:bookmark-start text:name="__RefHeading__1655_94761378"/>Naming Devices<text:bookmark-end text:name="__RefHeading__1655_94761378"/></text:h>
      <text:p text:style-name="Text_20_body">To assist the user in creating unique, descriptive names for all the devices that they add to the display, there will be a wizard to guide them through the naming process. This wizard can be disabled in the “Settings” section of the site, but should be enabled by default. It should prompt the user for information, and user their responses to create a reasonable name. Ie,</text:p>
      <text:list xml:id="list1954108866" text:style-name="L31">
        <text:list-item>
          <text:p text:style-name="P39">Device Type: Overhead Lamp</text:p>
        </text:list-item>
        <text:list-item>
          <text:p text:style-name="P39">Device Location: Kitchen</text:p>
        </text:list-item>
        <text:list-item>
          <text:p text:style-name="P39">Location in Room: Over the table</text:p>
        </text:list-item>
      </text:list>
      <text:p text:style-name="Text_20_body">Would result in the device name; Overhead lamp in kitchen, over the table. This name is unique, and although verbose, very descriptive. Since the user will never have to type in the name again, the name can be lengthy.</text:p>
      <text:h text:style-name="Heading_20_2" text:outline-level="2"><text:bookmark-start text:name="__RefHeading__1657_94761378"/>Assisting the user in first-time setup of the satellites<text:bookmark-end text:name="__RefHeading__1657_94761378"/></text:h>
      <text:p text:style-name="Text_20_body">To assist the user in first time setup of the satellites, the home page of the display will have a button that opens a wizard to assist the users in setting up the satellites. It will follow the same procedure as the “Adding a Satellite” use case. This will show the user a picture of the button the satellite that they need to hit to initiate the WPS setup. After connecting to the satellite, the wizard will tell the user the SN of the satellite that it connected to. This way, the user can verify that they connected the correct satelli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17T15:08:24</dc:date>
    <meta:editing-duration>PT3H20M31S</meta:editing-duration>
    <meta:editing-cycles>24</meta:editing-cycles>
    <meta:generator>LibreOffice/3.5$Linux_X86_64 LibreOffice_project/350m1$Build-2</meta:generator>
    <dc:creator>Charles H</dc:creator>
    <meta:document-statistic meta:table-count="1" meta:image-count="0" meta:object-count="0" meta:page-count="22" meta:paragraph-count="435" meta:word-count="3788" meta:character-count="21360" meta:non-whitespace-character-count="18054"/>
  </office:meta>
</office:document-meta>
</file>